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008defd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officeooo:paragraph-rsid="0008def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d374f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1fad5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22588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8ed00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8defd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96a85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98fd6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ce5e7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42e4b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2f4234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096a85"/>
    </style:style>
    <style:style style:name="P1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39f8b"/>
    </style:style>
    <style:style style:name="P17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6a7fe"/>
    </style:style>
    <style:style style:name="P18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7f7fc"/>
    </style:style>
    <style:style style:name="P1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a9076"/>
    </style:style>
    <style:style style:name="P20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c7e74"/>
    </style:style>
    <style:style style:name="P2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cba04"/>
    </style:style>
    <style:style style:name="P2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Bitstream Charter" fo:font-size="12pt" officeooo:paragraph-rsid="00096a85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11fad5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18ed00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2c7e74"/>
    </style:style>
    <style:style style:name="P26" style:family="paragraph" style:parent-style-name="Preformatted_20_Text">
      <style:paragraph-properties fo:margin-top="0in" fo:margin-bottom="0in" loext:contextual-spacing="false" fo:text-align="justify" style:justify-single-word="false"/>
      <style:text-properties officeooo:paragraph-rsid="0026a7fe"/>
    </style:style>
    <style:style style:name="P27" style:family="paragraph" style:parent-style-name="Standard" style:list-style-name="L2">
      <style:paragraph-properties fo:margin-top="0in" fo:margin-bottom="0in" loext:contextual-spacing="false" fo:text-align="justify" style:justify-single-word="false"/>
      <style:text-properties officeooo:paragraph-rsid="0008defd"/>
    </style:style>
    <style:style style:name="P28" style:family="paragraph" style:parent-style-name="Standard" style:list-style-name="L3">
      <style:paragraph-properties fo:margin-top="0in" fo:margin-bottom="0in" loext:contextual-spacing="false" fo:text-align="justify" style:justify-single-word="false"/>
      <style:text-properties officeooo:paragraph-rsid="000ce5e7"/>
    </style:style>
    <style:style style:name="P29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officeooo:paragraph-rsid="00109059"/>
    </style:style>
    <style:style style:name="P30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officeooo:paragraph-rsid="000efd33"/>
    </style:style>
    <style:style style:name="P31" style:family="paragraph" style:parent-style-name="Standard" style:list-style-name="L6">
      <style:paragraph-properties fo:margin-top="0in" fo:margin-bottom="0in" loext:contextual-spacing="false" fo:text-align="justify" style:justify-single-word="false"/>
      <style:text-properties officeooo:paragraph-rsid="00142e4b"/>
    </style:style>
    <style:style style:name="P32" style:family="paragraph" style:parent-style-name="Standard" style:list-style-name="L3">
      <style:paragraph-properties fo:margin-top="0in" fo:margin-bottom="0in" loext:contextual-spacing="false"/>
      <style:text-properties officeooo:paragraph-rsid="000d374f"/>
    </style:style>
    <style:style style:name="P33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style:font-name="Bitstream Charter" fo:font-size="12pt" officeooo:rsid="00096a85" officeooo:paragraph-rsid="00096a85" style:font-size-asian="12pt" style:font-size-complex="12pt"/>
    </style:style>
    <style:style style:name="P34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style:font-name="Bitstream Charter" fo:font-size="12pt" officeooo:paragraph-rsid="00096a85" style:font-size-asian="12pt" style:font-size-complex="12pt"/>
    </style:style>
    <style:style style:name="P35" style:family="paragraph" style:parent-style-name="Preformatted_20_Text" style:list-style-name="L5">
      <style:paragraph-properties fo:margin-top="0in" fo:margin-bottom="0in" loext:contextual-spacing="false" fo:text-align="justify" style:justify-single-word="false"/>
      <style:text-properties officeooo:paragraph-rsid="00122588"/>
    </style:style>
    <style:style style:name="T1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Bitstream Charter" fo:font-size="12pt" fo:font-weight="bold" officeooo:rsid="0008defd" style:font-size-asian="12pt" style:font-weight-asian="bold" style:font-size-complex="12pt" style:font-weight-complex="bold"/>
    </style:style>
    <style:style style:name="T3" style:family="text">
      <style:text-properties style:font-name="Bitstream Charter" fo:font-size="12pt" fo:font-weight="bold" officeooo:rsid="00096a85" style:font-size-asian="12pt" style:font-weight-asian="bold" style:font-size-complex="12pt" style:font-weight-complex="bold"/>
    </style:style>
    <style:style style:name="T4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Bitstream Charter" fo:font-size="12pt" fo:font-weight="normal" officeooo:rsid="0008defd" style:font-size-asian="12pt" style:font-weight-asian="normal" style:font-size-complex="12pt" style:font-weight-complex="normal"/>
    </style:style>
    <style:style style:name="T6" style:family="text">
      <style:text-properties style:font-name="Bitstream Charter" fo:font-size="12pt" fo:font-weight="normal" officeooo:rsid="00096a85" style:font-size-asian="12pt" style:font-weight-asian="normal" style:font-size-complex="12pt" style:font-weight-complex="normal"/>
    </style:style>
    <style:style style:name="T7" style:family="text">
      <style:text-properties style:font-name="Bitstream Charter" fo:font-size="12pt" fo:font-weight="normal" officeooo:rsid="00098fd6" style:font-size-asian="12pt" style:font-weight-asian="normal" style:font-size-complex="12pt" style:font-weight-complex="normal"/>
    </style:style>
    <style:style style:name="T8" style:family="text">
      <style:text-properties style:font-name="Bitstream Charter" fo:font-size="12pt" fo:font-weight="normal" officeooo:rsid="000b3a6b" style:font-size-asian="12pt" style:font-weight-asian="normal" style:font-size-complex="12pt" style:font-weight-complex="normal"/>
    </style:style>
    <style:style style:name="T9" style:family="text">
      <style:text-properties style:font-name="Bitstream Charter" fo:font-size="12pt" fo:font-weight="normal" officeooo:rsid="000ce5e7" style:font-size-asian="12pt" style:font-weight-asian="normal" style:font-size-complex="12pt" style:font-weight-complex="normal"/>
    </style:style>
    <style:style style:name="T10" style:family="text">
      <style:text-properties style:font-name="Bitstream Charter" fo:font-size="12pt" fo:font-weight="normal" officeooo:rsid="000d374f" style:font-size-asian="12pt" style:font-weight-asian="normal" style:font-size-complex="12pt" style:font-weight-complex="normal"/>
    </style:style>
    <style:style style:name="T11" style:family="text">
      <style:text-properties style:font-name="Bitstream Charter" fo:font-size="12pt" fo:font-weight="normal" officeooo:rsid="000dcd0a" style:font-size-asian="12pt" style:font-weight-asian="normal" style:font-size-complex="12pt" style:font-weight-complex="normal"/>
    </style:style>
    <style:style style:name="T12" style:family="text">
      <style:text-properties style:font-name="Bitstream Charter" fo:font-size="12pt" fo:font-weight="normal" officeooo:rsid="0011fad5" style:font-size-asian="12pt" style:font-weight-asian="normal" style:font-size-complex="12pt" style:font-weight-complex="normal"/>
    </style:style>
    <style:style style:name="T13" style:family="text">
      <style:text-properties style:font-name="Bitstream Charter" fo:font-size="12pt" fo:font-weight="normal" officeooo:rsid="00122588" style:font-size-asian="12pt" style:font-weight-asian="normal" style:font-size-complex="12pt" style:font-weight-complex="normal"/>
    </style:style>
    <style:style style:name="T14" style:family="text">
      <style:text-properties style:font-name="Bitstream Charter" fo:font-size="12pt" fo:font-weight="normal" officeooo:rsid="0018ed00" style:font-size-asian="12pt" style:font-weight-asian="normal" style:font-size-complex="12pt" style:font-weight-complex="normal"/>
    </style:style>
    <style:style style:name="T15" style:family="text">
      <style:text-properties style:font-name="Bitstream Charter" fo:font-size="12pt" fo:font-weight="normal" officeooo:rsid="002f4234" style:font-size-asian="12pt" style:font-weight-asian="normal" style:font-size-complex="12pt" style:font-weight-complex="normal"/>
    </style:style>
    <style:style style:name="T16" style:family="text">
      <style:text-properties style:font-name="Bitstream Charter" fo:font-size="12pt" fo:font-weight="normal" officeooo:rsid="00311677" style:font-size-asian="12pt" style:font-weight-asian="normal" style:font-size-complex="12pt" style:font-weight-complex="normal"/>
    </style:style>
    <style:style style:name="T17" style:family="text">
      <style:text-properties style:font-name="Bitstream Charter" fo:font-size="12pt" fo:font-style="normal" fo:font-weight="normal" officeooo:rsid="00098fd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Bitstream Charter" fo:font-size="12pt" style:font-size-asian="12pt" style:font-size-complex="12pt"/>
    </style:style>
    <style:style style:name="T19" style:family="text">
      <style:text-properties fo:color="#000000" style:font-name="Bitstream Charter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Bitstream Charter" fo:font-size="12pt" fo:font-weight="normal" officeooo:rsid="0008defd" style:font-size-asian="12pt" style:font-weight-asian="normal" style:font-size-complex="12pt" style:font-weight-complex="normal"/>
    </style:style>
    <style:style style:name="T21" style:family="text">
      <style:text-properties fo:color="#000000" style:font-name="Bitstream Charter" fo:font-size="12pt" fo:font-weight="normal" officeooo:rsid="00096a85" style:font-size-asian="12pt" style:font-weight-asian="normal" style:font-size-complex="12pt" style:font-weight-complex="normal"/>
    </style:style>
    <style:style style:name="T22" style:family="text">
      <style:text-properties fo:color="#000000" style:font-name="Bitstream Charter" fo:font-size="12pt" fo:font-weight="normal" officeooo:rsid="000ce5e7" style:font-size-asian="12pt" style:font-weight-asian="normal" style:font-size-complex="12pt" style:font-weight-complex="normal"/>
    </style:style>
    <style:style style:name="T23" style:family="text">
      <style:text-properties fo:color="#000000" style:font-name="Bitstream Charter" fo:font-size="12pt" fo:font-weight="normal" officeooo:rsid="000d374f" style:font-size-asian="12pt" style:font-weight-asian="normal" style:font-size-complex="12pt" style:font-weight-complex="normal"/>
    </style:style>
    <style:style style:name="T24" style:family="text">
      <style:text-properties fo:color="#000000" style:font-name="Bitstream Charter" fo:font-size="12pt" fo:font-weight="normal" officeooo:rsid="000dcd0a" style:font-size-asian="12pt" style:font-weight-asian="normal" style:font-size-complex="12pt" style:font-weight-complex="normal"/>
    </style:style>
    <style:style style:name="T25" style:family="text">
      <style:text-properties fo:color="#000000" style:font-name="Bitstream Charter" fo:font-size="12pt" fo:font-weight="normal" officeooo:rsid="0011fad5" style:font-size-asian="12pt" style:font-weight-asian="normal" style:font-size-complex="12pt" style:font-weight-complex="normal"/>
    </style:style>
    <style:style style:name="T26" style:family="text">
      <style:text-properties fo:color="#000000" style:font-name="Bitstream Charter" fo:font-size="12pt" fo:font-weight="normal" officeooo:rsid="00122588" style:font-size-asian="12pt" style:font-weight-asian="normal" style:font-size-complex="12pt" style:font-weight-complex="normal"/>
    </style:style>
    <style:style style:name="T27" style:family="text">
      <style:text-properties fo:color="#000000" style:font-name="Bitstream Charter" fo:font-size="12pt" fo:font-weight="normal" officeooo:rsid="0018ed00" style:font-size-asian="12pt" style:font-weight-asian="normal" style:font-size-complex="12pt" style:font-weight-complex="normal"/>
    </style:style>
    <style:style style:name="T28" style:family="text">
      <style:text-properties fo:color="#000000" style:font-name="Bitstream Charter" fo:font-size="12pt" fo:font-style="normal" fo:font-weight="normal" officeooo:rsid="000ce5e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Bitstream Charter" fo:font-size="12pt" fo:font-style="normal" fo:font-weight="normal" officeooo:rsid="000d374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Bitstream Charter" fo:font-size="12pt" fo:font-style="normal" fo:font-weight="normal" officeooo:rsid="000efd3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Bitstream Charter" fo:font-size="12pt" fo:font-style="normal" fo:font-weight="normal" officeooo:rsid="0010905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Bitstream Charter" fo:font-size="12pt" fo:font-style="normal" fo:font-weight="normal" officeooo:rsid="0008def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Bitstream Charter" fo:font-size="12pt" fo:font-style="normal" fo:font-weight="normal" officeooo:rsid="00142e4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Bitstream Charter" fo:font-size="12pt" fo:font-style="normal" fo:font-weight="normal" officeooo:rsid="0011fad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Bitstream Charter" fo:font-size="12pt" fo:font-style="normal" fo:font-weight="normal" officeooo:rsid="00122588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Bitstream Charter" fo:font-size="12pt" fo:font-style="normal" fo:font-weight="normal" officeooo:rsid="0020fa9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Bitstream Charter" fo:font-size="12pt" fo:font-style="normal" fo:font-weight="normal" officeooo:rsid="0021349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Bitstream Charter" fo:font-size="12pt" fo:font-style="normal" fo:font-weight="normal" officeooo:rsid="0021b26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Bitstream Charter" fo:font-size="12pt" fo:font-style="normal" fo:font-weight="normal" officeooo:rsid="00239f8b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Bitstream Charter" fo:font-size="12pt" fo:font-style="normal" fo:font-weight="normal" officeooo:rsid="0026a7f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Bitstream Charter" fo:font-size="12pt" fo:font-style="normal" fo:font-weight="normal" officeooo:rsid="0027f7f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Bitstream Charter" fo:font-size="12pt" fo:font-style="normal" fo:font-weight="normal" officeooo:rsid="0024da2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Bitstream Charter" fo:font-size="12pt" fo:font-style="normal" fo:font-weight="normal" officeooo:rsid="002a9076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Bitstream Charter" fo:font-size="12pt" fo:font-style="normal" fo:font-weight="normal" officeooo:rsid="002c7e7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Bitstream Charter" fo:font-size="12pt" fo:font-style="normal" fo:font-weight="normal" officeooo:rsid="002cba04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Bitstream Charter" fo:font-size="12pt" fo:font-style="normal" fo:font-weight="bold" officeooo:rsid="000d374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Bitstream Charter" fo:font-size="12pt" fo:font-style="normal" fo:font-weight="bold" officeooo:rsid="0020fa9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Bitstream Charter" fo:font-size="12pt" fo:font-style="normal" fo:font-weight="bold" officeooo:rsid="0008def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000000" style:font-name="Bitstream Charter" fo:font-size="12pt" fo:font-style="normal" fo:font-weight="bold" officeooo:rsid="00239f8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000000" style:font-name="Bitstream Charter" fo:font-size="12pt" fo:font-style="italic" fo:font-weight="normal" officeooo:rsid="000ce5e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Bitstream Charter" fo:font-size="12pt" fo:font-style="italic" fo:font-weight="normal" officeooo:rsid="000d374f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Charter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0000" style:font-name="Bitstream Charter" fo:font-size="12pt" fo:font-weight="bold" officeooo:rsid="00239f8b" style:font-size-asian="12pt" style:font-weight-asian="bold" style:font-size-complex="12pt" style:font-weight-complex="bold"/>
    </style:style>
    <style:style style:name="T54" style:family="text">
      <style:text-properties fo:color="#000000" style:font-name="Bitstream Charter" fo:font-size="12pt" style:font-size-asian="12pt" style:font-size-complex="12pt"/>
    </style:style>
    <style:style style:name="T55" style:family="text">
      <style:text-properties officeooo:rsid="00096a85"/>
    </style:style>
    <style:style style:name="T56" style:family="text">
      <style:text-properties fo:color="#008000" style:font-name="Bitstream Charter" fo:font-size="12pt" fo:font-style="normal" fo:font-weight="bold" officeooo:rsid="000ce5e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ff" style:font-name="Bitstream Charter" fo:font-size="12pt" fo:font-weight="bold" officeooo:rsid="00239f8b" style:font-size-asian="12pt" style:font-weight-asian="bold" style:font-size-complex="12pt" style:font-weight-complex="bold"/>
    </style:style>
    <style:style style:name="T58" style:family="text">
      <style:text-properties fo:color="#0066ff" style:font-name="Bitstream Charter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Test Report Document</text:span></text:span></text:p>
      <text:p text:style-name="P8"><text:span text:style-name="Strong_20_Emphasis"><text:span text:style-name="T2">Project</text:span></text:span><text:span text:style-name="Strong_20_Emphasis"><text:span text:style-name="T5">: URL shortener v2 (</text:span></text:span><text:a xlink:type="simple" xlink:href="https://github.com/MariiaRa/shortURL-akka" text:style-name="Internet_20_link" text:visited-style-name="Visited_20_Internet_20_Link"><text:span text:style-name="Strong_20_Emphasis"><text:span text:style-name="T5">https://github.com/MariiaRa/shortURL-akka</text:span></text:span></text:a><text:span text:style-name="Strong_20_Emphasis"><text:span text:style-name="T5">)</text:span></text:span></text:p>
      <text:p text:style-name="P8"><text:span text:style-name="Strong_20_Emphasis"><text:span text:style-name="T5"/></text:span></text:p>
      <text:p text:style-name="P13"><text:span text:style-name="Strong_20_Emphasis"><text:span text:style-name="T3">Description</text:span></text:span><text:span text:style-name="Strong_20_Emphasis"><text:span text:style-name="T6">: console application </text:span></text:span><text:bookmark text:name="2cf4"/><text:span text:style-name="Strong_20_Emphasis"><text:span text:style-name="T6">built using AKKA framework, showing PUT and GET operations baked with embedded H2 DB </text:span></text:span><text:span text:style-name="Strong_20_Emphasis"><text:span text:style-name="T15">(http://www.h2database.com/html/main.html)</text:span></text:span></text:p>
      <text:p text:style-name="P9"><text:span text:style-name="Strong_20_Emphasis"><text:span text:style-name="T6"/></text:span></text:p>
      <text:p text:style-name="P15"><text:span text:style-name="Strong_20_Emphasis"><text:span text:style-name="T3">Functionality</text:span></text:span><text:span text:style-name="Strong_20_Emphasis"><text:span text:style-name="T6">:</text:span></text:span></text:p>
      <text:list xml:id="list1246856705691262423" text:style-name="L1">
        <text:list-item>
          <text:p text:style-name="P33">validate input URL</text:p>
        </text:list-item>
        <text:list-item>
          <text:p text:style-name="P33">generate short URL</text:p>
        </text:list-item>
        <text:list-item>
          <text:p text:style-name="P33">save input and short URLs to DB</text:p>
        </text:list-item>
        <text:list-item>
          <text:p text:style-name="P33">request long URL by short URL</text:p>
        </text:list-item>
        <text:list-item>
          <text:p text:style-name="P34"><text:span text:style-name="T55">statistics (</text:span>amount of <text:span text:style-name="T55">URLs</text:span> stored, amount of total requests, amount of request per url<text:span text:style-name="T55">)</text:span></text:p>
        </text:list-item>
      </text:list>
      <text:p text:style-name="P22"/>
      <text:p text:style-name="P8"><text:span text:style-name="Strong_20_Emphasis"><text:span text:style-name="T2">Machine</text:span></text:span><text:span text:style-name="Strong_20_Emphasis"><text:span text:style-name="T5">: </text:span></text:span></text:p>
      <text:list xml:id="list4731910935484639689" text:style-name="L2">
        <text:list-item>
          <text:p text:style-name="P27"><text:span text:style-name="Strong_20_Emphasis"><text:span text:style-name="T5">Ubuntu : </text:span></text:span></text:p>
        </text:list-item>
      </text:list>
      <text:p text:style-name="P1"><text:span text:style-name="Strong_20_Emphasis"><text:span text:style-name="T5">Release 16.04.3 LTS (Xenial Xerus) 64-bit</text:span></text:span></text:p>
      <text:p text:style-name="P2"><text:span text:style-name="Strong_20_Emphasis"><text:span text:style-name="T5">Kernel Linux 4.13.0-32-generic x86_64</text:span></text:span></text:p>
      <text:p text:style-name="P2"><text:span text:style-name="Strong_20_Emphasis"><text:span text:style-name="T5">MATE 1.12.1</text:span></text:span></text:p>
      <text:list xml:id="list180225296254221" text:continue-numbering="true" text:style-name="L2">
        <text:list-item>
          <text:p text:style-name="P27"><text:span text:style-name="Strong_20_Emphasis"><text:span text:style-name="T5">Processor: Intel® Core™ i5-6402P CPU @ 2.80GHz × 4 </text:span></text:span></text:p>
        </text:list-item>
      </text:list>
      <text:p text:style-name="P8"><text:span text:style-name="Strong_20_Emphasis"><text:span text:style-name="T4"/></text:span></text:p>
      <text:p text:style-name="P14"><text:span text:style-name="Strong_20_Emphasis"><text:span text:style-name="T18">Test name</text:span></text:span><text:span text:style-name="Strong_20_Emphasis"><text:span text:style-name="T5">: </text:span></text:span><text:span text:style-name="Strong_20_Emphasis"><text:span text:style-name="T20">URLRoutesTest</text:span></text:span></text:p>
      <text:p text:style-name="P4"><text:span text:style-name="Strong_20_Emphasis"><text:span text:style-name="T21">(shortURL-akka/src/test/scala/URLRoutesTest.scala)</text:span></text:span></text:p>
      <text:p text:style-name="P8"><text:span text:style-name="Strong_20_Emphasis"><text:span text:style-name="T20"/></text:span></text:p>
      <text:p text:style-name="P10"><text:span text:style-name="Strong_20_Emphasis"><text:span text:style-name="T2">Targeting</text:span></text:span><text:span text:style-name="Strong_20_Emphasis"><text:span text:style-name="T5">: testing </text:span></text:span><text:span text:style-name="Strong_20_Emphasis"><text:span text:style-name="T7">HTTP requests</text:span></text:span></text:p>
      <text:p text:style-name="P10"><text:span text:style-name="Strong_20_Emphasis"><text:span text:style-name="T7"/></text:span></text:p>
      <text:p text:style-name="P4"><text:span text:style-name="Strong_20_Emphasis"><text:span text:style-name="T3">Description</text:span></text:span><text:span text:style-name="Strong_20_Emphasis"><text:span text:style-name="T6">: </text:span></text:span><text:span text:style-name="Strong_20_Emphasis"><text:span text:style-name="T7">ScalaTest </text:span></text:span><text:span text:style-name="Strong_20_Emphasis"><text:span text:style-name="T8">is used,</text:span></text:span><text:span text:style-name="Strong_20_Emphasis"><text:span text:style-name="T7"> which provides the testing </text:span></text:span><text:span text:style-name="Strong_20_Emphasis"><text:span text:style-name="Emphasis"><text:span text:style-name="T17">style</text:span></text:span></text:span><text:span text:style-name="Strong_20_Emphasis"><text:span text:style-name="T7"> </text:span></text:span><text:span text:style-name="Strong_20_Emphasis"><text:span text:style-name="T9">trait </text:span></text:span><text:span text:style-name="Strong_20_Emphasis"><text:span text:style-name="Source_20_Text"><text:span text:style-name="T7">WordSpec</text:span></text:span></text:span><text:span text:style-name="Strong_20_Emphasis"><text:span text:style-name="T7"> and the </text:span></text:span><text:span text:style-name="Strong_20_Emphasis"><text:span text:style-name="Source_20_Text"><text:span text:style-name="T7">Matchers</text:span></text:span></text:span><text:span text:style-name="Strong_20_Emphasis"><text:span text:style-name="T7"> trait. </text:span></text:span><text:span text:style-name="Strong_20_Emphasis"><text:span text:style-name="T10">Also,</text:span></text:span><text:span text:style-name="Strong_20_Emphasis"><text:span text:style-name="T7"> </text:span></text:span><text:span text:style-name="Strong_20_Emphasis"><text:span text:style-name="Source_20_Text"><text:span text:style-name="T7">ScalatestRouteTest</text:span></text:span></text:span><text:span text:style-name="Strong_20_Emphasis"><text:span text:style-name="T7"> trait provides Route specific testing facilities.</text:span></text:span></text:p>
      <text:p text:style-name="P10"><text:span text:style-name="Strong_20_Emphasis"><text:span text:style-name="T7"/></text:span></text:p>
      <text:p text:style-name="P11"><text:span text:style-name="Strong_20_Emphasis"><text:span text:style-name="T2">Hypothesis</text:span></text:span><text:span text:style-name="Strong_20_Emphasis"><text:span text:style-name="T5">: </text:span></text:span><text:span text:style-name="Strong_20_Emphasis"><text:span text:style-name="T9">out</text:span></text:span><text:span text:style-name="Strong_20_Emphasis"><text:span text:style-name="T5"> </text:span></text:span><text:span text:style-name="Strong_20_Emphasis"><text:span text:style-name="T9">routes shou</text:span></text:span><text:span text:style-name="Strong_20_Emphasis"><text:span text:style-name="T13">l</text:span></text:span><text:span text:style-name="Strong_20_Emphasis"><text:span text:style-name="T9">d be able </text:span></text:span></text:p>
      <text:list xml:id="list5176360178162324861" text:style-name="L3">
        <text:list-item>
          <text:p text:style-name="P28"><text:span text:style-name="Strong_20_Emphasis"><text:span text:style-name="T22">to </text:span></text:span><text:span text:style-name="Strong_20_Emphasis"><text:span text:style-name="Source_20_Text"><text:span text:style-name="T22">return a short URL for PUT requests to </text:span></text:span></text:span><text:span text:style-name="Source_20_Text"><text:span text:style-name="T28">http://localhost:8080/urls</text:span></text:span></text:p>
        </text:list-item>
        <text:list-item>
          <text:p text:style-name="P32"><text:span text:style-name="Source_20_Text"><text:span text:style-name="T28">return stats for all URL</text:span></text:span><text:span text:style-name="Source_20_Text"><text:span text:style-name="T29">s</text:span></text:span><text:span text:style-name="Source_20_Text"><text:span text:style-name="T28"> in </text:span></text:span><text:span text:style-name="Source_20_Text"><text:span text:style-name="T29">DB</text:span></text:span><text:span text:style-name="Source_20_Text"><text:span text:style-name="T28"> for GET requests to http://localhost:8080/urls/stats</text:span></text:span></text:p>
        </text:list-item>
        <text:list-item>
          <text:p text:style-name="P32"><text:span text:style-name="Source_20_Text"><text:span text:style-name="T28">fetch long URL from </text:span></text:span><text:span text:style-name="Source_20_Text"><text:span text:style-name="T29">DB</text:span></text:span><text:span text:style-name="Source_20_Text"><text:span text:style-name="T28"> <text:s/>for GET requests to http://localhost:8080/urls/&lt;short_url&gt;</text:span></text:span></text:p>
        </text:list-item>
        <text:list-item>
          <text:p text:style-name="P32"><text:span text:style-name="Source_20_Text"><text:span text:style-name="T28">return stats for one specific URL from </text:span></text:span><text:span text:style-name="Source_20_Text"><text:span text:style-name="T29">DB</text:span></text:span><text:span text:style-name="Source_20_Text"><text:span text:style-name="T28"> for GET requests to http://localhost:8080/urls/stats/&lt;short_url&gt;</text:span></text:span></text:p>
        </text:list-item>
      </text:list>
      <text:p text:style-name="P8"><text:span text:style-name="Strong_20_Emphasis"><text:span text:style-name="T9"/></text:span></text:p>
      <text:p text:style-name="P8"><text:span text:style-name="Strong_20_Emphasis"><text:span text:style-name="T2">Test Result Data</text:span></text:span><text:span text:style-name="Strong_20_Emphasis"><text:span text:style-name="T5">:</text:span></text:span></text:p>
      <text:p text:style-name="P4"><text:span text:style-name="Strong_20_Emphasis"><text:span text:style-name="T10">In the test, </text:span></text:span><text:span text:style-name="Strong_20_Emphasis"><text:span text:style-name="T11">responses</text:span></text:span><text:span text:style-name="Strong_20_Emphasis"><text:span text:style-name="T10"> to </text:span></text:span><text:span text:style-name="Strong_20_Emphasis"><text:span text:style-name="T11">HTTP</text:span></text:span><text:span text:style-name="Strong_20_Emphasis"><text:span text:style-name="T51"> </text:span></text:span><text:span text:style-name="Strong_20_Emphasis"><text:span text:style-name="T29">requests</text:span></text:span><text:span text:style-name="Strong_20_Emphasis"><text:span text:style-name="T51"> </text:span></text:span><text:span text:style-name="Strong_20_Emphasis"><text:span text:style-name="T10">were checked against </text:span></text:span><text:span text:style-name="Strong_20_Emphasis"><text:span text:style-name="T23">assertions </text:span></text:span><text:span text:style-name="Strong_20_Emphasis"><text:span text:style-name="T24">in check call</text:span></text:span><text:span text:style-name="Strong_20_Emphasis"><text:span text:style-name="T23"> regarding status of </text:span></text:span><text:span text:style-name="Strong_20_Emphasis"><text:span text:style-name="T24">response</text:span></text:span><text:span text:style-name="Strong_20_Emphasis"><text:span text:style-name="T23">, content type and response entity.</text:span></text:span></text:p>
      <text:p text:style-name="P4"><text:span text:style-name="Strong_20_Emphasis"><text:span text:style-name="T23"/></text:span></text:p>
      <text:list xml:id="list7841093670001812766" text:style-name="L4">
        <text:list-item>
          <text:p text:style-name="P29"><text:span text:style-name="Strong_20_Emphasis"><text:span text:style-name="T30">Response </text:span></text:span><text:span text:style-name="Source_20_Text"><text:span text:style-name="T28">for PUT request </text:span></text:span><text:span text:style-name="Source_20_Text"><text:span text:style-name="T31">with i</text:span></text:span><text:span text:style-name="Source_20_Text"><text:span text:style-name="T28">nput</text:span></text:span><text:span text:style-name="Source_20_Text"><text:span text:style-name="T50"> URL</text:span></text:span><text:span text:style-name="Source_20_Text"><text:span text:style-name="T28"> http://www.google.com to http://localhost:8080/urls </text:span></text:span><text:span text:style-name="Source_20_Text"><text:span text:style-name="T31">had</text:span></text:span><text:span text:style-name="Source_20_Text"><text:span text:style-name="T30"> status 201, content type – application/json.</text:span></text:span></text:p>
        </text:list-item>
        <text:list-item>
          <text:p text:style-name="P30"><text:span text:style-name="Source_20_Text"><text:span text:style-name="T30">Response for </text:span></text:span><text:span text:style-name="Source_20_Text"><text:span text:style-name="T28">GET request to http://localhost:8080/urls/stats </text:span></text:span><text:span text:style-name="Source_20_Text"><text:span text:style-name="T31">had</text:span></text:span><text:span text:style-name="Source_20_Text"><text:span text:style-name="T30"> status 200, content type – application/json. and entityAs[String] – {"totalURLCount":13,"totalClickCount":40}.</text:span></text:span></text:p>
        </text:list-item>
        <text:list-item>
          <text:p text:style-name="P30"><text:span text:style-name="Source_20_Text"><text:span text:style-name="T31">R</text:span></text:span><text:span text:style-name="Source_20_Text"><text:span text:style-name="T30">esponse for </text:span></text:span><text:span text:style-name="Source_20_Text"><text:span text:style-name="T28">GET requests to http://localhost:8080/urls/www.short.com/dMZXgD63 </text:span></text:span><text:span text:style-name="Source_20_Text"><text:span text:style-name="T31">had</text:span></text:span><text:span text:style-name="Source_20_Text"><text:span text:style-name="T30"> status 200, content type – application/json and entityAs[String] – {"url":"http://www.dw.com"}.</text:span></text:span></text:p>
        </text:list-item>
        <text:list-item>
          <text:p text:style-name="P29"><text:soft-page-break/><text:span text:style-name="Source_20_Text"><text:span text:style-name="T30">Responce for </text:span></text:span><text:span text:style-name="Source_20_Text"><text:span text:style-name="T28">GET requests to http://localhost:8080/urls/stats/www.short.com/dMZXgD63</text:span></text:span><text:span text:style-name="Source_20_Text"><text:span text:style-name="T56"> </text:span></text:span><text:span text:style-name="Source_20_Text"><text:span text:style-name="T30">ha</text:span></text:span><text:span text:style-name="Source_20_Text"><text:span text:style-name="T31">d</text:span></text:span><text:span text:style-name="Source_20_Text"><text:span text:style-name="T30"> status 200, content type – application/json and entityAs[String] – {"clickCount":22}.</text:span></text:span></text:p>
        </text:list-item>
      </text:list>
      <text:p text:style-name="P14"><text:span text:style-name="Strong_20_Emphasis"><text:span text:style-name="T1"/></text:span></text:p>
      <text:p text:style-name="P14"><text:span text:style-name="Strong_20_Emphasis"><text:span text:style-name="T1">Test name:</text:span></text:span><text:span text:style-name="Strong_20_Emphasis"><text:span text:style-name="T4"> </text:span></text:span><text:span text:style-name="Strong_20_Emphasis"><text:span text:style-name="T19">CoordinatorActorTest.</text:span></text:span><text:span text:style-name="Strong_20_Emphasis"><text:span text:style-name="T25">scala</text:span></text:span></text:p>
      <text:p text:style-name="P23"><text:span text:style-name="Strong_20_Emphasis"><text:span text:style-name="T25">(shortURL-akka/src/test/scala/CoordinatorActorTest.scala)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2">Targeting:</text:span></text:span><text:span text:style-name="Strong_20_Emphasis"><text:span text:style-name="T5"> </text:span></text:span><text:span text:style-name="Strong_20_Emphasis"><text:span text:style-name="T12">functionality of </text:span></text:span><text:span text:style-name="Strong_20_Emphasis"><text:span text:style-name="T25">CoordinatorActor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3">Description:</text:span></text:span><text:span text:style-name="Strong_20_Emphasis"><text:span text:style-name="T6"> </text:span></text:span><text:span text:style-name="Strong_20_Emphasis"><text:span text:style-name="T12">We use </text:span></text:span><text:span text:style-name="Strong_20_Emphasis"><text:span text:style-name="Source_20_Text"><text:span text:style-name="T12">akka-testkit </text:span></text:span></text:span><text:span text:style-name="Strong_20_Emphasis"><text:span text:style-name="T12">module. The </text:span></text:span><text:span text:style-name="Strong_20_Emphasis"><text:span text:style-name="Source_20_Text"><text:span text:style-name="T12">TestKit</text:span></text:span></text:span><text:span text:style-name="Strong_20_Emphasis"><text:span text:style-name="T12"> contains an actor named </text:span></text:span><text:span text:style-name="Strong_20_Emphasis"><text:span text:style-name="Source_20_Text"><text:span text:style-name="T12">testActor</text:span></text:span></text:span><text:span text:style-name="Strong_20_Emphasis"><text:span text:style-name="T12"> which is the entry point for messages to be examined with the various assertions. When mixing in the trait </text:span></text:span><text:span text:style-name="Strong_20_Emphasis"><text:span text:style-name="Source_20_Text"><text:span text:style-name="T12">ImplicitSender</text:span></text:span></text:span><text:span text:style-name="Strong_20_Emphasis"><text:span text:style-name="T12"> this test actor is implicitly used as sender reference when dispatching messages from the test procedure.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2">Hypothesis:</text:span></text:span><text:span text:style-name="Strong_20_Emphasis"><text:span text:style-name="T5"> </text:span></text:span><text:span text:style-name="Strong_20_Emphasis"><text:span text:style-name="T12">we provide the desired stimuli </text:span></text:span><text:span text:style-name="Strong_20_Emphasis"><text:span text:style-name="T13">to </text:span></text:span><text:span text:style-name="Strong_20_Emphasis"><text:span text:style-name="T12">the actor under test and check received replies.</text:span></text:span></text:p>
      <text:p text:style-name="P6"><text:span text:style-name="Strong_20_Emphasis"><text:span text:style-name="T25">CoordinatorActor </text:span></text:span><text:span text:style-name="Strong_20_Emphasis"><text:span text:style-name="T26">should be able to:</text:span></text:span></text:p>
      <text:list xml:id="list8792917347647005840" text:style-name="L5">
        <text:list-item>
          <text:p text:style-name="P35"><text:span text:style-name="Strong_20_Emphasis"><text:span text:style-name="T26">upon receiving InputUR message return message of type ShortURL </text:span></text:span></text:p>
        </text:list-item>
        <text:list-item>
          <text:p text:style-name="P35"><text:span text:style-name="Strong_20_Emphasis"><text:span text:style-name="T26">upon receiving ShortURL message return <text:s/>message of type Option[InputURL]</text:span></text:span></text:p>
        </text:list-item>
        <text:list-item>
          <text:p text:style-name="P35"><text:span text:style-name="Strong_20_Emphasis"><text:span text:style-name="T26">upon receiving AllStatsRequest message return <text:s/>message of type Option[AllStats]</text:span></text:span></text:p>
        </text:list-item>
        <text:list-item>
          <text:p text:style-name="P35"><text:span text:style-name="Strong_20_Emphasis"><text:span text:style-name="T26">upon receiving URLStatsRequest message return <text:s/>message of type Option[URLStats]</text:span></text:span></text:p>
          <text:p text:style-name="P35"><text:span text:style-name="Strong_20_Emphasis"><text:span text:style-name="T28"/></text:span></text:p>
        </text:list-item>
      </text:list>
      <text:p text:style-name="P5"><text:span text:style-name="Strong_20_Emphasis"><text:span text:style-name="T48">Test Result Data: </text:span></text:span></text:p>
      <text:p text:style-name="P12"><text:span text:style-name="Source_20_Text"><text:span text:style-name="T33">In the test, reply messages of actor where checked with the expectMsgType assertion.</text:span></text:span></text:p>
      <text:list xml:id="list4441420587846627856" text:style-name="L6">
        <text:list-item>
          <text:p text:style-name="P31"><text:span text:style-name="Strong_20_Emphasis"><text:span text:style-name="T34">CoordinatorActor </text:span></text:span><text:span text:style-name="Strong_20_Emphasis"><text:span text:style-name="T33">replied to</text:span></text:span><text:span text:style-name="Source_20_Text"><text:span text:style-name="T33"> </text:span></text:span><text:span text:style-name="Strong_20_Emphasis"><text:span text:style-name="T35">InputUR message </text:span></text:span><text:span text:style-name="Strong_20_Emphasis"><text:span text:style-name="T33">with a</text:span></text:span><text:span text:style-name="Strong_20_Emphasis"><text:span text:style-name="T35"> message of type ShortURL</text:span></text:span></text:p>
        </text:list-item>
        <text:list-item>
          <text:p text:style-name="P31"><text:span text:style-name="Strong_20_Emphasis"><text:span text:style-name="T34">CoordinatorActor </text:span></text:span><text:span text:style-name="Strong_20_Emphasis"><text:span text:style-name="T33">replied to</text:span></text:span><text:span text:style-name="Source_20_Text"><text:span text:style-name="T33"> </text:span></text:span><text:span text:style-name="Strong_20_Emphasis"><text:span text:style-name="T35">ShortURL message </text:span></text:span><text:span text:style-name="Strong_20_Emphasis"><text:span text:style-name="T33">with a</text:span></text:span><text:span text:style-name="Strong_20_Emphasis"><text:span text:style-name="T35"> message of type Option[InputURL]</text:span></text:span></text:p>
        </text:list-item>
        <text:list-item>
          <text:p text:style-name="P31"><text:span text:style-name="Strong_20_Emphasis"><text:span text:style-name="T34">CoordinatorActor </text:span></text:span><text:span text:style-name="Strong_20_Emphasis"><text:span text:style-name="T33">replied to</text:span></text:span><text:span text:style-name="Source_20_Text"><text:span text:style-name="T33"> </text:span></text:span><text:span text:style-name="Strong_20_Emphasis"><text:span text:style-name="T35">AllStatsRequest message </text:span></text:span><text:span text:style-name="Strong_20_Emphasis"><text:span text:style-name="T33">with a</text:span></text:span><text:span text:style-name="Strong_20_Emphasis"><text:span text:style-name="T35"> message of type Option[AllStats]</text:span></text:span></text:p>
        </text:list-item>
        <text:list-item>
          <text:p text:style-name="P31"><text:span text:style-name="Strong_20_Emphasis"><text:span text:style-name="T34">CoordinatorActor </text:span></text:span><text:span text:style-name="Strong_20_Emphasis"><text:span text:style-name="T33">replied to</text:span></text:span><text:span text:style-name="Source_20_Text"><text:span text:style-name="T33"> </text:span></text:span><text:span text:style-name="Strong_20_Emphasis"><text:span text:style-name="T35">URLStatsRequest message </text:span></text:span><text:span text:style-name="Strong_20_Emphasis"><text:span text:style-name="T33">with a</text:span></text:span><text:span text:style-name="Strong_20_Emphasis"><text:span text:style-name="T35"> message of type Option[URLStats]</text:span></text:span></text:p>
        </text:list-item>
      </text:list>
      <text:p text:style-name="P24"><text:span text:style-name="Strong_20_Emphasis"><text:span text:style-name="T1"/></text:span></text:p>
      <text:p text:style-name="P24"><text:span text:style-name="Strong_20_Emphasis"><text:span text:style-name="T1">Test name:</text:span></text:span><text:span text:style-name="Strong_20_Emphasis"><text:span text:style-name="T4"> </text:span></text:span><text:span text:style-name="Strong_20_Emphasis"><text:span text:style-name="T25">LoadingTest</text:span></text:span></text:p>
      <text:p text:style-name="P24"><text:span text:style-name="Strong_20_Emphasis"><text:span text:style-name="T25">(</text:span></text:span><text:span text:style-name="Strong_20_Emphasis"><text:span text:style-name="T27">/home/maria/sbt-projects/shortURL-akka/src/test/scala/LoadingTest.scala</text:span></text:span><text:span text:style-name="Strong_20_Emphasis"><text:span text:style-name="T25">)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2">Targeting:</text:span></text:span><text:span text:style-name="Strong_20_Emphasis"><text:span text:style-name="T5"> </text:span></text:span><text:span text:style-name="Strong_20_Emphasis"><text:span text:style-name="T14">p</text:span></text:span><text:span text:style-name="Strong_20_Emphasis"><text:span text:style-name="T5">erformance </text:span></text:span><text:span text:style-name="Strong_20_Emphasis"><text:span text:style-name="T14">of </text:span></text:span><text:span text:style-name="Strong_20_Emphasis"><text:span text:style-name="T5">application, how much load this service could handle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3">Description:</text:span></text:span><text:span text:style-name="Strong_20_Emphasis"><text:span text:style-name="T6"> </text:span></text:span><text:span text:style-name="Strong_20_Emphasis"><text:span text:style-name="T16">f</text:span></text:span><text:span text:style-name="Strong_20_Emphasis"><text:span text:style-name="T14">or load testing we use Gatling (</text:span></text:span><text:a xlink:type="simple" xlink:href="https://gatling.io/" text:style-name="Internet_20_link" text:visited-style-name="Visited_20_Internet_20_Link"><text:span text:style-name="Strong_20_Emphasis"><text:span text:style-name="T14">https://gatling.io</text:span></text:span></text:a><text:span text:style-name="Strong_20_Emphasis"><text:span text:style-name="T14">). </text:span></text:span></text:p>
      <text:p text:style-name="P7"><text:span text:style-name="Strong_20_Emphasis"><text:span text:style-name="T28"/></text:span></text:p>
      <text:p text:style-name="P7"><text:span text:style-name="Strong_20_Emphasis"><text:span text:style-name="T48">Test Result Data</text:span></text:span><text:span text:style-name="Strong_20_Emphasis"><text:span text:style-name="T32">: </text:span></text:span></text:p>
      <text:p text:style-name="P7"><text:span text:style-name="Strong_20_Emphasis"><text:span text:style-name="T32"/></text:span></text:p>
      <text:p text:style-name="P16"><text:span text:style-name="Strong_20_Emphasis"><text:span text:style-name="T39">Under settings: </text:span></text:span><text:span text:style-name="Source_20_Text"><text:span text:style-name="T52">constantUsersPerSec(</text:span></text:span><text:span text:style-name="Source_20_Text"><text:span text:style-name="T53">100-200</text:span></text:span><text:span text:style-name="Source_20_Text"><text:span text:style-name="T52">) during(</text:span></text:span><text:span text:style-name="Source_20_Text"><text:span text:style-name="Strong_20_Emphasis"><text:span text:style-name="T52">5 seconds</text:span></text:span></text:span><text:span text:style-name="Source_20_Text"><text:span text:style-name="T52">)</text:span></text:span><text:span text:style-name="Source_20_Text"><text:span text:style-name="T54">, </text:span></text:span><text:span text:style-name="Strong_20_Emphasis"><text:span text:style-name="T37">the response time for 50% of requests is at max 9 ms with around 5% - </text:span></text:span><text:span text:style-name="Strong_20_Emphasis"><text:span text:style-name="T38">around </text:span></text:span><text:span text:style-name="Strong_20_Emphasis"><text:span text:style-name="T37">500-800ms. When increasing number of user </text:span></text:span><text:span text:style-name="Strong_20_Emphasis"><text:span text:style-name="T38">(300-1000) we could observe increase of <text:s/></text:span></text:span><text:span text:style-name="Strong_20_Emphasis"><text:span text:style-name="T37">response time </text:span></text:span><text:span text:style-name="Strong_20_Emphasis"><text:span text:style-name="T38">with </text:span></text:span><text:span text:style-name="Strong_20_Emphasis"><text:span text:style-name="T29">request_1 get(</text:span></text:span><text:span text:style-name="Strong_20_Emphasis"><text:span text:style-name="T46">"</text:span></text:span><text:span text:style-name="Strong_20_Emphasis"><text:span text:style-name="T29">/urls/stats") </text:span></text:span><text:span text:style-name="Strong_20_Emphasis"><text:span text:style-name="T38">and </text:span></text:span><text:span text:style-name="Strong_20_Emphasis"><text:span text:style-name="T36">request_2 put(</text:span></text:span><text:span text:style-name="Strong_20_Emphasis"><text:span text:style-name="T47">"/</text:span></text:span><text:span text:style-name="Strong_20_Emphasis"><text:span text:style-name="T36">urls</text:span></text:span><text:span text:style-name="Strong_20_Emphasis"><text:span text:style-name="T47">"</text:span></text:span><text:span text:style-name="Strong_20_Emphasis"><text:span text:style-name="T36">) fail</text:span></text:span><text:span text:style-name="Strong_20_Emphasis"><text:span text:style-name="T38">ing (starting at 500 user count </text:span></text:span><text:span text:style-name="Strong_20_Emphasis"><text:span text:style-name="T40">and 1000 user count, respectively</text:span></text:span><text:span text:style-name="Strong_20_Emphasis"><text:span text:style-name="T38">) with error </text:span></text:span><text:span text:style-name="Strong_20_Emphasis"><text:span text:style-name="T36">j.n.ConnectException: connection timed out: localhost/127.0.0.1:8080</text:span></text:span></text:p>
      <text:p text:style-name="P16"><text:span text:style-name="Strong_20_Emphasis"><text:span text:style-name="T36">____________________________________________________________________________________</text:span></text:span></text:p>
      <text:p text:style-name="P16"><text:span text:style-name="Strong_20_Emphasis"><text:span text:style-name="T39">Under settings </text:span></text:span><text:span text:style-name="Strong_20_Emphasis"><text:span text:style-name="Source_20_Text"><text:span text:style-name="T49">atOnceUsers(7000)</text:span></text:span></text:span><text:span text:style-name="Strong_20_Emphasis"><text:span text:style-name="Source_20_Text"><text:span text:style-name="T39"> </text:span></text:span></text:span><text:span text:style-name="Strong_20_Emphasis"><text:span text:style-name="Source_20_Text"><text:span text:style-name="T43">52</text:span></text:span></text:span><text:span text:style-name="Strong_20_Emphasis"><text:span text:style-name="Source_20_Text"><text:span text:style-name="T39">% of </text:span></text:span></text:span><text:bookmark text:name="container_errors"/><text:span text:style-name="Strong_20_Emphasis"><text:span text:style-name="T29">request_1 get(</text:span></text:span><text:span text:style-name="Strong_20_Emphasis"><text:span text:style-name="T46">"</text:span></text:span><text:span text:style-name="Strong_20_Emphasis"><text:span text:style-name="T29">/urls/stats") </text:span></text:span><text:span text:style-name="Strong_20_Emphasis"><text:span text:style-name="T39">failed. </text:span></text:span></text:p>
      <text:p text:style-name="P20"><text:span text:style-name="Strong_20_Emphasis"><text:span text:style-name="T44">Details: </text:span></text:span></text:p>
      <text:p text:style-name="P19"><text:soft-page-break/><text:span text:style-name="Strong_20_Emphasis"><text:span text:style-name="T43">Simulation LoadingTest completed in 9 seconds</text:span></text:span></text:p>
      <text:p text:style-name="P19"><text:span text:style-name="Strong_20_Emphasis"><text:span text:style-name="T43"/></text:span></text:p>
      <text:p text:style-name="P19"><text:span text:style-name="Strong_20_Emphasis"><text:span text:style-name="T43">---- Global Information --------------------------------------------------------</text:span></text:span></text:p>
      <text:p text:style-name="P19"><text:span text:style-name="Strong_20_Emphasis"><text:span text:style-name="T43">&gt; request count<text:tab/><text:tab/><text:tab/><text:tab/><text:tab/><text:tab/><text:tab/>28000 (OK=24338 <text:s/>KO=3662 <text:s/>)</text:span></text:span></text:p>
      <text:p text:style-name="P19"><text:span text:style-name="Strong_20_Emphasis"><text:span text:style-name="T43">&gt; min response time<text:tab/><text:tab/><text:tab/><text:tab/><text:tab/><text:tab/>0 (OK=0 <text:s text:c="5"/>KO=0 <text:s text:c="4"/>)</text:span></text:span></text:p>
      <text:p text:style-name="P19"><text:span text:style-name="Strong_20_Emphasis"><text:span text:style-name="T43">&gt; max response time<text:tab/><text:tab/><text:tab/><text:tab/><text:tab/><text:tab/>63180 (OK=63180 <text:s/>KO=0 <text:s text:c="4"/>)</text:span></text:span></text:p>
      <text:p text:style-name="P19"><text:span text:style-name="Strong_20_Emphasis"><text:span text:style-name="T43">&gt; mean response time<text:tab/><text:tab/><text:tab/><text:tab/><text:tab/><text:tab/>3901 (OK=4488 <text:s text:c="2"/>KO=0 <text:s text:c="4"/>)</text:span></text:span></text:p>
      <text:p text:style-name="P19"><text:span text:style-name="Strong_20_Emphasis"><text:span text:style-name="T43">&gt; std deviation<text:tab/><text:tab/><text:tab/><text:tab/><text:tab/><text:tab/><text:tab/>8923 (OK=9432 <text:s text:c="2"/>KO=0 <text:s text:c="4"/>)</text:span></text:span></text:p>
      <text:p text:style-name="P19"><text:span text:style-name="Strong_20_Emphasis"><text:span text:style-name="T43">&gt; response time 50th percentile<text:tab/><text:tab/><text:tab/><text:tab/><text:tab/>497 (OK=793 <text:s text:c="3"/>KO=0 <text:s text:c="4"/>)</text:span></text:span></text:p>
      <text:p text:style-name="P19"><text:span text:style-name="Strong_20_Emphasis"><text:span text:style-name="T43">&gt; response time 75th percentile<text:tab/><text:tab/><text:tab/><text:tab/><text:tab/>2962 (OK=4057 <text:s text:c="2"/>KO=0 <text:s text:c="4"/>)</text:span></text:span></text:p>
      <text:p text:style-name="P19"><text:span text:style-name="Strong_20_Emphasis"><text:span text:style-name="T43">&gt; response time 95th percentile<text:tab/><text:tab/><text:tab/><text:tab/><text:tab/>20369 (OK=21934 <text:s/>KO=0 <text:s text:c="4"/>)</text:span></text:span></text:p>
      <text:p text:style-name="P19"><text:span text:style-name="Strong_20_Emphasis"><text:span text:style-name="T43">&gt; response time 99th percentile<text:tab/><text:tab/><text:tab/><text:tab/><text:tab/>48718 (OK=56456 <text:s/>KO=0 <text:s text:c="4"/>)</text:span></text:span></text:p>
      <text:p text:style-name="P19"><text:span text:style-name="Strong_20_Emphasis"><text:span text:style-name="T43">&gt; mean requests/sec<text:tab/><text:tab/><text:tab/><text:tab/><text:tab/><text:tab/>363.636(OK=316.078 KO=47.558)</text:span></text:span></text:p>
      <text:p text:style-name="P19"><text:span text:style-name="Strong_20_Emphasis"><text:span text:style-name="T43">---- Response Time Distribution ------------------------------------------------</text:span></text:span></text:p>
      <text:p text:style-name="P19"><text:span text:style-name="Strong_20_Emphasis"><text:span text:style-name="T43">&gt; t &lt; 800 ms<text:tab/><text:tab/><text:tab/><text:tab/><text:tab/><text:tab/><text:tab/><text:tab/><text:tab/>12238 ( 44%)</text:span></text:span></text:p>
      <text:p text:style-name="P19"><text:span text:style-name="Strong_20_Emphasis"><text:span text:style-name="T43">&gt; 800 ms &lt; t &lt; 1200 ms<text:tab/><text:tab/><text:tab/><text:tab/><text:tab/><text:tab/><text:tab/><text:tab/>1842 ( <text:s/>7%)</text:span></text:span></text:p>
      <text:p text:style-name="P19"><text:span text:style-name="Strong_20_Emphasis"><text:span text:style-name="T43">&gt; t &gt; 1200 ms<text:tab/><text:tab/><text:tab/><text:tab/><text:tab/><text:tab/><text:tab/><text:tab/><text:tab/>10258 ( 37%)</text:span></text:span></text:p>
      <text:p text:style-name="P19"><text:span text:style-name="Strong_20_Emphasis"><text:span text:style-name="T43">&gt; failed<text:tab/><text:tab/><text:tab/><text:tab/><text:tab/><text:tab/><text:tab/><text:tab/><text:tab/><text:tab/></text:span></text:span><text:span text:style-name="Strong_20_Emphasis"><text:span text:style-name="T44">3</text:span></text:span><text:span text:style-name="Strong_20_Emphasis"><text:span text:style-name="T43">662 ( 13%)1%)</text:span></text:span></text:p>
      <text:p text:style-name="P19"><text:span text:style-name="Strong_20_Emphasis"><text:span text:style-name="T43">&gt; failed<text:tab/><text:tab/><text:tab/><text:tab/><text:tab/><text:tab/><text:tab/><text:tab/><text:tab/><text:tab/>0 ( <text:s/>0%)</text:span></text:span></text:p>
      <text:p text:style-name="P16"><text:span text:style-name="Strong_20_Emphasis"><text:span text:style-name="T39">Errors: </text:span></text:span></text:p>
      <text:p text:style-name="P16"><text:span text:style-name="Strong_20_Emphasis"><text:span text:style-name="T39">j.n.ConnectException: connection timed out: localhost/127.0.0.1:8080</text:span></text:span></text:p>
      <text:p text:style-name="P16"><text:span text:style-name="Strong_20_Emphasis"><text:span text:style-name="T39">j.u.c.TimeoutException: Request timeout to localhost/127.0.0.1:8080 after 60000 ms</text:span></text:span></text:p>
      <text:p text:style-name="P20"><text:span text:style-name="Strong_20_Emphasis"><text:span text:style-name="T36">____________________________________________________________________________________</text:span></text:span></text:p>
      <text:p text:style-name="P25"><text:span text:style-name="Strong_20_Emphasis"><text:span text:style-name="T42">Under settings </text:span></text:span><text:span text:style-name="Strong_20_Emphasis"><text:span text:style-name="T18">rampUsersPerSec(100) to 1000 during(10 seconds)</text:span></text:span><text:span text:style-name="Strong_20_Emphasis"><text:span text:style-name="T42"> 19</text:span></text:span><text:span text:style-name="Source_20_Text"><text:span text:style-name="T39">% of </text:span></text:span><text:bookmark text:name="container_errors1"/><text:span text:style-name="Strong_20_Emphasis"><text:span text:style-name="T29">request_1 get(</text:span></text:span><text:span text:style-name="Strong_20_Emphasis"><text:span text:style-name="T46">"</text:span></text:span><text:span text:style-name="Strong_20_Emphasis"><text:span text:style-name="T29">/urls/stats") </text:span></text:span><text:span text:style-name="Strong_20_Emphasis"><text:span text:style-name="T39">failed. </text:span></text:span></text:p>
      <text:p text:style-name="P25"><text:span text:style-name="Strong_20_Emphasis"><text:span text:style-name="T44">Details: </text:span></text:span></text:p>
      <text:p text:style-name="P17"><text:span text:style-name="Strong_20_Emphasis"><text:span text:style-name="T40">Simulation LoadingTest completed in 66 seconds</text:span></text:span></text:p>
      <text:p text:style-name="P17"><text:span text:style-name="Strong_20_Emphasis"><text:span text:style-name="T40"/></text:span></text:p>
      <text:p text:style-name="P17"><text:span text:style-name="Strong_20_Emphasis"><text:span text:style-name="T40">---- Global Information --------------------------------------------------------</text:span></text:span></text:p>
      <text:p text:style-name="P17"><text:span text:style-name="Strong_20_Emphasis"><text:span text:style-name="T40">&gt; request count<text:tab/><text:tab/><text:tab/><text:tab/><text:tab/><text:tab/><text:tab/>22000 (OK=20921 <text:s/>KO=1079 <text:s/>)</text:span></text:span></text:p>
      <text:p text:style-name="P17"><text:span text:style-name="Strong_20_Emphasis"><text:span text:style-name="T40">&gt; min response time<text:tab/><text:tab/><text:tab/><text:tab/><text:tab/><text:tab/>0 (OK=0 <text:s text:c="5"/>KO=0 <text:s text:c="4"/>)</text:span></text:span></text:p>
      <text:p text:style-name="P17"><text:span text:style-name="Strong_20_Emphasis"><text:span text:style-name="T40">&gt; max response time<text:tab/><text:tab/><text:tab/><text:tab/><text:tab/><text:tab/>57636 (OK=57636 <text:s/>KO=0 <text:s text:c="4"/>)</text:span></text:span></text:p>
      <text:p text:style-name="P17"><text:span text:style-name="Strong_20_Emphasis"><text:span text:style-name="T40">&gt; mean response time<text:tab/><text:tab/><text:tab/><text:tab/><text:tab/><text:tab/>3100 (OK=3260 <text:s text:c="2"/>KO=0 <text:s text:c="4"/>)</text:span></text:span></text:p>
      <text:p text:style-name="P17"><text:span text:style-name="Strong_20_Emphasis"><text:span text:style-name="T40">&gt; std deviation<text:tab/><text:tab/><text:tab/><text:tab/><text:tab/><text:tab/><text:tab/>6583 (OK=6712 <text:s text:c="2"/>KO=0 <text:s text:c="4"/>)</text:span></text:span></text:p>
      <text:p text:style-name="P17"><text:span text:style-name="Strong_20_Emphasis"><text:span text:style-name="T40">&gt; response time 50th percentile <text:tab/><text:tab/><text:tab/><text:tab/><text:tab/>912 (OK=976 <text:s text:c="3"/>KO=0 <text:s text:c="4"/>)</text:span></text:span></text:p>
      <text:p text:style-name="P17"><text:span text:style-name="Strong_20_Emphasis"><text:span text:style-name="T40">&gt; response time 75th percentile<text:tab/><text:tab/><text:tab/><text:tab/><text:tab/>2356 (OK=2550 <text:s text:c="2"/>KO=0 <text:s text:c="4"/>)</text:span></text:span></text:p>
      <text:p text:style-name="P17"><text:span text:style-name="Strong_20_Emphasis"><text:span text:style-name="T40">&gt; response time 95th percentile<text:tab/><text:tab/><text:tab/><text:tab/><text:tab/>16571 (OK=17184 <text:s/>KO=0 <text:s text:c="4"/>)</text:span></text:span></text:p>
      <text:p text:style-name="P17"><text:span text:style-name="Strong_20_Emphasis"><text:span text:style-name="T40">&gt; response time 99th percentile<text:tab/><text:tab/><text:tab/><text:tab/><text:tab/>30549 (OK=30608 <text:s/>KO=0 <text:s text:c="4"/>)</text:span></text:span></text:p>
      <text:p text:style-name="P17"><text:span text:style-name="Strong_20_Emphasis"><text:span text:style-name="T40">&gt; mean requests/sec<text:tab/><text:tab/><text:tab/><text:tab/><text:tab/><text:tab/>328.358(OK=312.254 KO=16.104)</text:span></text:span></text:p>
      <text:p text:style-name="P17"><text:span text:style-name="Strong_20_Emphasis"><text:span text:style-name="T40">---- Response Time Distribution ------------------------------------------------</text:span></text:span></text:p>
      <text:p text:style-name="P17"><text:span text:style-name="Strong_20_Emphasis"><text:span text:style-name="T40">&gt; t &lt; 800 ms<text:tab/><text:tab/><text:tab/><text:tab/><text:tab/><text:tab/><text:tab/><text:tab/><text:tab/><text:tab/>8924 ( 41%)</text:span></text:span></text:p>
      <text:p text:style-name="P17"><text:span text:style-name="Strong_20_Emphasis"><text:span text:style-name="T40">&gt; 800 ms &lt; t &lt; 1200 ms<text:tab/><text:tab/><text:tab/><text:tab/><text:tab/><text:tab/><text:tab/><text:tab/><text:tab/>3086 ( 14%)</text:span></text:span></text:p>
      <text:p text:style-name="P17"><text:soft-page-break/><text:span text:style-name="Strong_20_Emphasis"><text:span text:style-name="T40">&gt; t &gt; 1200 ms<text:tab/><text:tab/><text:tab/><text:tab/><text:tab/><text:tab/><text:tab/><text:tab/><text:tab/><text:tab/>8911 ( 41%)</text:span></text:span></text:p>
      <text:p text:style-name="P17"><text:span text:style-name="Strong_20_Emphasis"><text:span text:style-name="T40">&gt; failed<text:tab/><text:tab/><text:tab/><text:tab/><text:tab/><text:tab/><text:tab/><text:tab/><text:tab/><text:tab/><text:tab/>1079 ( <text:s/>5%)</text:span></text:span></text:p>
      <text:p text:style-name="P17"><text:span text:style-name="Strong_20_Emphasis"><text:span text:style-name="T40">---- Errors --------------------------------------------------------------------</text:span></text:span></text:p>
      <text:p text:style-name="P17"><text:span text:style-name="Strong_20_Emphasis"><text:span text:style-name="T40">&gt; j.n.ConnectException: connection timed out: localhost/127.0.0. 1:8080</text:span></text:span></text:p>
      <text:p text:style-name="P20"><text:span text:style-name="Strong_20_Emphasis"><text:span text:style-name="T36">____________________________________________________________________________________</text:span></text:span></text:p>
      <text:p text:style-name="P26"><text:span text:style-name="Strong_20_Emphasis"><text:span text:style-name="T40"/></text:span></text:p>
      <text:p text:style-name="P25"><text:span text:style-name="Strong_20_Emphasis"><text:span text:style-name="T42">Under settings </text:span></text:span><text:span text:style-name="Strong_20_Emphasis"><text:span text:style-name="T18">heavisideUsers(1000) over(5 seconds)</text:span></text:span></text:p>
      <text:p text:style-name="P20"><text:span text:style-name="Strong_20_Emphasis"><text:span text:style-name="T44">Details: </text:span></text:span></text:p>
      <text:p text:style-name="P18"><text:span text:style-name="Strong_20_Emphasis"><text:span text:style-name="T41">Simulation LoadingTest completed in 9 seconds</text:span></text:span></text:p>
      <text:p text:style-name="P18"><text:span text:style-name="Strong_20_Emphasis"><text:span text:style-name="T41"/></text:span></text:p>
      <text:p text:style-name="P18"><text:span text:style-name="Strong_20_Emphasis"><text:span text:style-name="T41">---- Global Information --------------------------------------------------------</text:span></text:span></text:p>
      <text:p text:style-name="P18"><text:span text:style-name="Strong_20_Emphasis"><text:span text:style-name="T41">&gt; request count <text:tab/><text:tab/><text:tab/><text:tab/><text:tab/><text:tab/><text:tab/>4000 (OK=4000 <text:s text:c="2"/>KO=0 <text:s text:c="4"/>)</text:span></text:span></text:p>
      <text:p text:style-name="P18"><text:span text:style-name="Strong_20_Emphasis"><text:span text:style-name="T41">&gt; min response time<text:tab/><text:tab/><text:tab/><text:tab/><text:tab/><text:tab/>0 (OK=0 <text:s text:c="5"/>KO=- <text:s text:c="4"/>)</text:span></text:span></text:p>
      <text:p text:style-name="P18"><text:span text:style-name="Strong_20_Emphasis"><text:span text:style-name="T41">&gt; max response time<text:tab/><text:tab/><text:tab/><text:tab/><text:tab/><text:tab/>1721 (OK=1721 <text:s text:c="2"/>KO=- <text:s text:c="4"/>)</text:span></text:span></text:p>
      <text:p text:style-name="P18"><text:span text:style-name="Strong_20_Emphasis"><text:span text:style-name="T41">&gt; mean response time<text:tab/><text:tab/><text:tab/><text:tab/><text:tab/><text:tab/>275 (OK=275 <text:s text:c="3"/>KO=- <text:s text:c="4"/>)</text:span></text:span></text:p>
      <text:p text:style-name="P18"><text:span text:style-name="Strong_20_Emphasis"><text:span text:style-name="T41">&gt; std deviation <text:tab/><text:tab/><text:tab/><text:tab/><text:tab/><text:tab/><text:tab/>288 (OK=288 <text:s text:c="3"/>KO=- <text:s text:c="4"/>)</text:span></text:span></text:p>
      <text:p text:style-name="P18"><text:span text:style-name="Strong_20_Emphasis"><text:span text:style-name="T41">&gt; response time 50th percentile<text:tab/><text:tab/><text:tab/><text:tab/><text:tab/>215 (OK=215 <text:s text:c="3"/>KO=- <text:s text:c="4"/>)</text:span></text:span></text:p>
      <text:p text:style-name="P18"><text:span text:style-name="Strong_20_Emphasis"><text:span text:style-name="T41">&gt; response time 75th percentile <text:tab/><text:tab/><text:tab/><text:tab/><text:tab/>448 (OK=448 <text:s text:c="3"/>KO=- <text:s text:c="4"/>)</text:span></text:span></text:p>
      <text:p text:style-name="P18"><text:span text:style-name="Strong_20_Emphasis"><text:span text:style-name="T41">&gt; response time 95th percentile<text:tab/><text:tab/><text:tab/><text:tab/><text:tab/>837 (OK=837 <text:s text:c="3"/>KO=- <text:s text:c="4"/>)</text:span></text:span></text:p>
      <text:p text:style-name="P18"><text:span text:style-name="Strong_20_Emphasis"><text:span text:style-name="T41">&gt; response time 99th percentile<text:tab/><text:tab/><text:tab/><text:tab/><text:tab/>1186 (OK=1186 <text:s text:c="2"/>KO=- <text:s text:c="4"/>)</text:span></text:span></text:p>
      <text:p text:style-name="P18"><text:span text:style-name="Strong_20_Emphasis"><text:span text:style-name="T41">&gt; mean requests/sec<text:tab/><text:tab/><text:tab/><text:tab/><text:tab/><text:tab/>400 (OK=400 <text:s text:c="3"/>KO=- <text:s text:c="4"/>)</text:span></text:span></text:p>
      <text:p text:style-name="P18"><text:span text:style-name="Strong_20_Emphasis"><text:span text:style-name="T41">---- Response Time Distribution ------------------------------------------------</text:span></text:span></text:p>
      <text:p text:style-name="P18"><text:span text:style-name="Strong_20_Emphasis"><text:span text:style-name="T41">&gt; t &lt; 800 ms<text:tab/><text:tab/><text:tab/><text:tab/><text:tab/><text:tab/><text:tab/>3754 ( 94%)</text:span></text:span></text:p>
      <text:p text:style-name="P18"><text:span text:style-name="Strong_20_Emphasis"><text:span text:style-name="T41">&gt; 800 ms &lt; t &lt; 1200 ms<text:tab/><text:tab/><text:tab/><text:tab/><text:tab/><text:tab/>207 ( <text:s/>5%)</text:span></text:span></text:p>
      <text:p text:style-name="P18"><text:span text:style-name="Strong_20_Emphasis"><text:span text:style-name="T41">&gt; t &gt; 1200 ms<text:tab/><text:tab/><text:tab/><text:tab/><text:tab/><text:tab/><text:tab/>39 ( <text:s/>1%)</text:span></text:span></text:p>
      <text:p text:style-name="P18"><text:span text:style-name="Strong_20_Emphasis"><text:span text:style-name="T41">&gt; failed<text:tab/><text:tab/><text:tab/><text:tab/><text:tab/><text:tab/><text:tab/><text:tab/>0 ( <text:s/>0%)</text:span></text:span></text:p>
      <text:p text:style-name="P18"><text:span text:style-name="Strong_20_Emphasis"><text:span text:style-name="T41"/></text:span></text:p>
      <text:p text:style-name="P21"><text:span text:style-name="Strong_20_Emphasis"><text:span text:style-name="T45">Under our test settings the worst performance was observed for </text:span></text:span><text:span text:style-name="Strong_20_Emphasis"><text:span text:style-name="T29">request_1 get(</text:span></text:span><text:span text:style-name="Strong_20_Emphasis"><text:span text:style-name="T46">"</text:span></text:span><text:span text:style-name="Strong_20_Emphasis"><text:span text:style-name="T29">/urls/stats"</text:span></text:span><text:span text:style-name="Strong_20_Emphasis"><text:span text:style-name="T45">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354in" fo:margin-right="0.5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22:25.577557553</meta:creation-date>
    <dc:date>2018-02-15T18:02:25.171574721</dc:date>
    <meta:editing-duration>PT1H12M4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987" meta:character-count="7754" meta:non-whitespace-character-count="6458"/>
  </office:meta>
</office:document-meta>
</file>